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981" officeooo:paragraph-rsid="000da981"/>
    </style:style>
    <style:style style:name="P2" style:family="paragraph" style:parent-style-name="Standard">
      <style:text-properties officeooo:rsid="000da981" officeooo:paragraph-rsid="000fdc9a"/>
    </style:style>
    <style:style style:name="P3" style:family="paragraph" style:parent-style-name="Standard">
      <style:text-properties officeooo:rsid="000fdc9a" officeooo:paragraph-rsid="000fdc9a"/>
    </style:style>
    <style:style style:name="P4" style:family="paragraph" style:parent-style-name="Standard">
      <style:text-properties officeooo:rsid="0011987d" officeooo:paragraph-rsid="0011987d"/>
    </style:style>
    <style:style style:name="P5" style:family="paragraph" style:parent-style-name="Standard">
      <style:text-properties officeooo:rsid="00127643" officeooo:paragraph-rsid="0011987d"/>
    </style:style>
    <style:style style:name="P6" style:family="paragraph" style:parent-style-name="Standard">
      <style:text-properties officeooo:rsid="00127643" officeooo:paragraph-rsid="00127643"/>
    </style:style>
    <style:style style:name="P7" style:family="paragraph" style:parent-style-name="Standard">
      <style:text-properties officeooo:rsid="001517ca" officeooo:paragraph-rsid="001517ca"/>
    </style:style>
    <style:style style:name="P8" style:family="paragraph" style:parent-style-name="Standard">
      <style:text-properties officeooo:rsid="00196323" officeooo:paragraph-rsid="00196323"/>
    </style:style>
    <style:style style:name="P9" style:family="paragraph" style:parent-style-name="Standard">
      <style:text-properties officeooo:rsid="001b2093" officeooo:paragraph-rsid="001b2093"/>
    </style:style>
    <style:style style:name="P10" style:family="paragraph" style:parent-style-name="Standard">
      <style:text-properties officeooo:rsid="001b2093" officeooo:paragraph-rsid="001bb701"/>
    </style:style>
    <style:style style:name="T1" style:family="text">
      <style:text-properties officeooo:rsid="000ecb0e"/>
    </style:style>
    <style:style style:name="T2" style:family="text">
      <style:text-properties officeooo:rsid="000fdc9a"/>
    </style:style>
    <style:style style:name="T3" style:family="text">
      <style:text-properties officeooo:rsid="0011987d"/>
    </style:style>
    <style:style style:name="T4" style:family="text">
      <style:text-properties officeooo:rsid="00139857"/>
    </style:style>
    <style:style style:name="T5" style:family="text">
      <style:text-properties officeooo:rsid="0017f51e"/>
    </style:style>
    <style:style style:name="T6" style:family="text">
      <style:text-properties officeooo:rsid="00199e3f"/>
    </style:style>
    <style:style style:name="T7" style:family="text">
      <style:text-properties officeooo:rsid="001bb701"/>
    </style:style>
    <style:style style:name="T8" style:family="text">
      <style:text-properties officeooo:rsid="001cac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mo is not to show off ui features of the browser but to demonstrate the real-time communication achieved. The demo has interactive resume(mine). You can select a section of the resume on the phone and the browser will nav and zoom to that section, in real-time. I also included a console that has images that you can zoom, replace and nav with images off your phone. Pretty neat, You should give it a try.</text:p>
      <text:p text:style-name="P1"></text:p>
      <text:p text:style-name="P1"/>
      <text:p text:style-name="P3">Will I have to login again?</text:p>
      <text:p text:style-name="P1">I created a few ways to log into the server. We can use the common user <text:span text:style-name="T1">n</text:span>ame and password, but why would I want the user to have to log in twice and then again per each device. I'm guessing in most cases the phone is personal and should be able to store credentials without many concerns. Then the browser is just the opposite. It might be shared between co-workers, hotel residents or other shopping consumers etc.. We might never know the software installed and running along side the browser. It could be key logging or anything. While writing the communication I decided to give the browser a login that uses scannable codes. This way the browser or the computer the browser is running on will never have your user name and password enter into its keyboard cache or into its memory. I do this by using a random GUID that gets shared between browser and the server. When the phone scans this code <text:span text:style-name="T1">off the browser screen</text:span> it then ask the server to login that particular browser session via my communication. The phone then provides its credentials <text:span text:style-name="T1">for that particular GUID. The login then happens. It gets a little more complicated handling the session stuff. I will not share that part of the login for security reasons.</text:span></text:p>
      <text:p text:style-name="P1"/>
      <text:p text:style-name="P2"><text:span text:style-name="T2">How are we able to communicate?</text:span></text:p>
      <text:p text:style-name="P2"/>
      <text:p text:style-name="P3">After many failed attempts using polling, php sockets, apache hacks, I discovered nodejs. Nodejs was able to provide a nice place to house a websocket server. From that I had to build a full protocol for transferring data and several different transfer styles. I kept the protocol simple. It has three layers. Transport layer, routing layer and data layer. There are three styles of transferring data. Filter, <text:s/>transaction and transaction series. The filter style is best used for realtime transfer. It is a one way transmit or send and forget. The transaction is like a query or expects a return from the receiving end to complete. This is great for asynchronous callbacks. The callbacks get the data requested then they can execute based on that data. <text:span text:style-name="T3">Then there is the more complicated style, transaction series. It is very similar to the transaction except it uses an iterator. This is same as buffer sized transmits. I had found some limitations to json parsers and needed a way to break the size up into parsable fragments. </text:span></text:p>
      <text:p text:style-name="P3"/>
      <text:p text:style-name="P4">Then each device has a GUID and the server uses a hashlookup for the connection. The server also relates devices to the user account. I call this relation family devices. When a device logs in or out a broadcast is made to each of the family devices. They receive detailed information about this change. The devices store the other devices GUID's and basically send data using one of the communication styles. Press a button or take an action on the phone, then the browser is notified or asked to take a specific action and vise versa. </text:p>
      <text:p text:style-name="P5"/>
      <text:p text:style-name="P5"/>
      <text:p text:style-name="P6">Can I send sms and receive on my browser?</text:p>
      <text:p text:style-name="P6"/>
      <text:p text:style-name="P6">Absolutely, with Arfsync you can create and receive sms in comfort. I love being able to type rather than pecking a two inch screen. You even get a pop-up screen when new messages arrive. When you send or receive a quick list is built on the right hand side for easy switching of contacts. The last contact you sent or received will be on the top. <text:span text:style-name="T4">This allows you to have a more organized multi-</text:span><text:soft-page-break/><text:span text:style-name="T4">conversation with your network of contacts. You also have a history list of messages to view per contact.</text:span></text:p>
      <text:p text:style-name="P6"/>
      <text:p text:style-name="P6"/>
      <text:p text:style-name="P7">Will I be able to use my existing contacts?</text:p>
      <text:p text:style-name="P7"/>
      <text:p text:style-name="P7">This is a question I love to answer. YES you can!!! Arfsync has an import and export feature. <text:span text:style-name="T5">You are able to create, edit and delete contacts. These contacts are stored in a database and are not directly affected by a device. It would be possible to login with one of your phones, then import its contacts, then login with a different phone and export to that device. For a future accessory I may create a cross contact for all devices to share. </text:span></text:p>
      <text:p text:style-name="P7"/>
      <text:p text:style-name="P7"/>
      <text:p text:style-name="P8">It would be nice to store notes related to phone calls.</text:p>
      <text:p text:style-name="P8"/>
      <text:p text:style-name="P8">Yes that is nice. You get a history view of your call log. You can set criterion to filter to a specific set of <text:s/>log entries. You can specify a particular contact, view past fifteen calls, only view todays calls from any contact or specific contact etc.. you get control over your data, changing it into usable information. Once you select a call you can add, edit, delete notes based on this call log entry. You are also able to select the current call in progress and write notes as you talk. This can be simple or I've also added a template <text:span text:style-name="T6">module </text:span>for advanced notes. Lets say your a purchasing agent <text:span text:style-name="T6">and need to track inventory numbers and purchase order numbers etc.. The template can be set up to handle the more advanced notes. The template can give you option list and general key and value sets. I will publish the more popular templates as they are built and you can have the option of adding them to your instance of arfSync. </text:span></text:p>
      <text:p text:style-name="P8"/>
      <text:p text:style-name="P8"/>
      <text:p text:style-name="P8"/>
      <text:p text:style-name="P9">Will I be able to make calls from the browser?</text:p>
      <text:p text:style-name="P9"/>
      <text:p text:style-name="P10">Yes, but you still have to use the handset's phone mic or speaker phone. <text:span text:style-name="T7">I visualize the user wearing a headset, maybe blue tooth. </text:span>I did add the ability to turn the speaker phone on and off from the browser and included a volume slider. <text:span text:style-name="T8">To place calls, y</text:span>ou can select an entry from the call log, from your contacts or manually key in the number, extension and pause time if needed. Then you just click the dial now button and your calling somebody. </text:p>
      <text:p text:style-name="P9"/>
      <text:p text:style-name="P9">So what is my phone doing while I'm using the browser?</text:p>
      <text:p text:style-name="P9"/>
      <text:p text:style-name="P9"><text:tab/>The phone is staying in sync with the browser and displaying a sliding menu with options you can touch or swipe through. Like when you navigate to the Contact Manager on the browser your phone list all the the options that you can choose. So if you got tired of using the mouse or just wanted to use both you could. <text:s/>Also while in the Contact Manager the phone displays an image slider at the top that you are able to swipe through to pick the contact of foc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06:38:50.912947048</meta:creation-date>
    <dc:date>2015-01-13T21:12:27.130645186</dc:date>
    <meta:editing-duration>PT14H1M43S</meta:editing-duration>
    <meta:editing-cycles>4</meta:editing-cycles>
    <meta:generator>LibreOffice/4.2.7.2$Linux_X86_64 LibreOffice_project/420m0$Build-2</meta:generator>
    <meta:document-statistic meta:table-count="0" meta:image-count="0" meta:object-count="0" meta:page-count="2" meta:paragraph-count="17" meta:word-count="1146" meta:character-count="6295" meta:non-whitespace-character-count="5153"/>
  </office:meta>
</office:document-meta>
</file>